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793cm" style:rel-column-width="3284*"/>
    </style:style>
    <style:style style:name="Tabela1.B" style:family="table-column">
      <style:table-column-properties style:column-width="11.208cm" style:rel-column-width="6354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4819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3.297cm" style:rel-column-width="1869*"/>
    </style:style>
    <style:style style:name="Tabela4.B" style:family="table-column">
      <style:table-column-properties style:column-width="5.343cm" style:rel-column-width="3029*"/>
    </style:style>
    <style:style style:name="Tabela4.C" style:family="table-column">
      <style:table-column-properties style:column-width="8.361cm" style:rel-column-width="4740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3.297cm" style:rel-column-width="1869*"/>
    </style:style>
    <style:style style:name="Tabela5.B" style:family="table-column">
      <style:table-column-properties style:column-width="5.343cm" style:rel-column-width="3029*"/>
    </style:style>
    <style:style style:name="Tabela5.C" style:family="table-column">
      <style:table-column-properties style:column-width="8.361cm" style:rel-column-width="4740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C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0c2fe5"/>
    </style:style>
    <style:style style:name="P2" style:family="paragraph" style:parent-style-name="Text_20_body">
      <style:text-properties officeooo:paragraph-rsid="000e95d6"/>
    </style:style>
    <style:style style:name="P3" style:family="paragraph" style:parent-style-name="Text_20_body" style:master-page-name="">
      <loext:graphic-properties draw:fill="none" draw:fill-color="#729fcf"/>
      <style:paragraph-properties fo:margin-left="0cm" fo:margin-right="2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fo:language="en" fo:country="US" officeooo:rsid="00252975" officeooo:paragraph-rsid="000ba78e"/>
    </style:style>
    <style:style style:name="P4" style:family="paragraph" style:parent-style-name="Text_20_body">
      <style:paragraph-properties fo:margin-left="0cm" fo:margin-right="1cm" fo:text-indent="0cm" style:auto-text-indent="false"/>
      <style:text-properties officeooo:paragraph-rsid="000f6f3f"/>
    </style:style>
    <style:style style:name="P5" style:family="paragraph" style:parent-style-name="Standard">
      <style:text-properties fo:font-size="96pt" fo:language="en" fo:country="US" officeooo:rsid="00019108" officeooo:paragraph-rsid="000ba78e" style:font-size-asian="84pt" style:font-size-complex="96pt"/>
    </style:style>
    <style:style style:name="P6" style:family="paragraph" style:parent-style-name="Standard">
      <style:text-properties fo:font-size="16pt" fo:language="en" fo:country="US" officeooo:rsid="00019108" officeooo:paragraph-rsid="000ba78e" style:font-size-asian="14pt" style:font-size-complex="16pt"/>
    </style:style>
    <style:style style:name="P7" style:family="paragraph" style:parent-style-name="Standard">
      <style:text-properties officeooo:rsid="00019108" officeooo:paragraph-rsid="000ba78e"/>
    </style:style>
    <style:style style:name="P8" style:family="paragraph" style:parent-style-name="Standard">
      <style:text-properties officeooo:paragraph-rsid="000eea98"/>
    </style:style>
    <style:style style:name="P9" style:family="paragraph" style:parent-style-name="Standard">
      <style:text-properties officeooo:paragraph-rsid="000f6f3f"/>
    </style:style>
    <style:style style:name="P10" style:family="paragraph" style:parent-style-name="Standard">
      <style:text-properties officeooo:paragraph-rsid="00104c22"/>
    </style:style>
    <style:style style:name="P11" style:family="paragraph" style:parent-style-name="Subtitle">
      <style:text-properties fo:language="en" fo:country="US" officeooo:rsid="000ba78e" officeooo:paragraph-rsid="000ba78e"/>
    </style:style>
    <style:style style:name="P12" style:family="paragraph" style:parent-style-name="Title">
      <style:text-properties fo:language="en" fo:country="US" officeooo:rsid="000ba78e" officeooo:paragraph-rsid="000ba78e"/>
    </style:style>
    <style:style style:name="P13" style:family="paragraph" style:parent-style-name="Table_20_Contents">
      <style:text-properties officeooo:rsid="000c2fe5" officeooo:paragraph-rsid="000c2fe5"/>
    </style:style>
    <style:style style:name="P14" style:family="paragraph" style:parent-style-name="Table_20_Contents">
      <style:text-properties officeooo:rsid="000c2fe5" officeooo:paragraph-rsid="000eea98"/>
    </style:style>
    <style:style style:name="P15" style:family="paragraph" style:parent-style-name="Table_20_Contents">
      <style:text-properties officeooo:rsid="000c2fe5" officeooo:paragraph-rsid="000f6f3f"/>
    </style:style>
    <style:style style:name="P16" style:family="paragraph" style:parent-style-name="Table_20_Contents">
      <style:text-properties officeooo:rsid="000c2fe5" officeooo:paragraph-rsid="00104c22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c2fe5" officeooo:paragraph-rsid="000c2fe5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c2fe5" officeooo:paragraph-rsid="000eea98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c2fe5" officeooo:paragraph-rsid="000f6f3f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eea98" officeooo:paragraph-rsid="000eea98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0eea98" officeooo:paragraph-rsid="000f6f3f" style:font-weight-asian="bold" style:font-weight-complex="bold"/>
    </style:style>
    <style:style style:name="P22" style:family="paragraph" style:parent-style-name="Table_20_Contents">
      <style:text-properties officeooo:rsid="000eea98" officeooo:paragraph-rsid="000eea98"/>
    </style:style>
    <style:style style:name="P23" style:family="paragraph" style:parent-style-name="Table_20_Contents">
      <style:text-properties officeooo:rsid="000eea98" officeooo:paragraph-rsid="000f6f3f"/>
    </style:style>
    <style:style style:name="P24" style:family="paragraph" style:parent-style-name="Table_20_Contents">
      <style:text-properties officeooo:rsid="000eea98" officeooo:paragraph-rsid="000f7f86"/>
    </style:style>
    <style:style style:name="P25" style:family="paragraph" style:parent-style-name="Table_20_Contents">
      <style:text-properties officeooo:rsid="000eea98" officeooo:paragraph-rsid="00104c22"/>
    </style:style>
    <style:style style:name="P26" style:family="paragraph" style:parent-style-name="Heading_20_1">
      <style:paragraph-properties fo:break-before="page"/>
      <style:text-properties officeooo:rsid="000c2fe5" officeooo:paragraph-rsid="000c2fe5"/>
    </style:style>
    <style:style style:name="P27" style:family="paragraph" style:parent-style-name="Heading_20_1">
      <style:paragraph-properties fo:break-before="page"/>
      <style:text-properties officeooo:rsid="000f6f3f" officeooo:paragraph-rsid="000f6f3f"/>
    </style:style>
    <style:style style:name="P28" style:family="paragraph" style:parent-style-name="Heading_20_1">
      <style:text-properties officeooo:paragraph-rsid="000e95d6"/>
    </style:style>
    <style:style style:name="P29" style:family="paragraph" style:parent-style-name="Heading_20_1" style:list-style-name="">
      <style:text-properties officeooo:rsid="000f6f3f" officeooo:paragraph-rsid="000f6f3f"/>
    </style:style>
    <style:style style:name="T1" style:family="text">
      <style:text-properties officeooo:rsid="000ba78e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officeooo:rsid="000d78c1"/>
    </style:style>
    <style:style style:name="T4" style:family="text">
      <style:text-properties officeooo:rsid="000e95d6"/>
    </style:style>
    <style:style style:name="T5" style:family="text">
      <style:text-properties officeooo:rsid="000eea98"/>
    </style:style>
    <style:style style:name="T6" style:family="text">
      <style:text-properties officeooo:rsid="000f6f3f"/>
    </style:style>
    <style:style style:name="T7" style:family="text">
      <style:text-properties officeooo:rsid="000f7f86"/>
    </style:style>
    <style:style style:name="T8" style:family="text">
      <style:text-properties officeooo:rsid="0010f4b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12">PINUS</text:p>
      <text:p text:style-name="P11">Funcionamento</text:p>
      <text:p text:style-name="P3">v <text:span text:style-name="T1">2020.08.16</text:span></text:p>
      <text:p text:style-name="P6"/>
      <text:p text:style-name="P6"/>
      <text:p text:style-name="P7"><text:span text:style-name="T2">Matheus Tomazella</text:span></text:p>
      <text:h text:style-name="P26" text:outline-level="1">GET REQUESTS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7">Request</text:p>
          </table:table-cell>
          <table:table-cell table:style-name="Tabela1.B1" office:value-type="string">
            <text:p text:style-name="P17">Response</text:p>
          </table:table-cell>
        </table:table-row>
        <table:table-row>
          <table:table-cell table:style-name="Tabela1.A2" office:value-type="string">
            <text:p text:style-name="P13">url/user?<text:span text:style-name="T8">mode=admin&amp;admId=[admId]&amp;admPass=[admPassword]&amp;[key]=[value]...</text:span></text:p>
          </table:table-cell>
          <table:table-cell table:style-name="Tabela1.B2" office:value-type="string">
            <text:p text:style-name="P13">Array of Objects containing user info of all users</text:p>
          </table:table-cell>
        </table:table-row>
        <table:table-row>
          <table:table-cell table:style-name="Tabela1.A2" office:value-type="string">
            <text:p text:style-name="P13">url/user?</text:p>
          </table:table-cell>
          <table:table-cell table:style-name="Tabela1.B2" office:value-type="string">
            <text:p text:style-name="P13">Array of Objects containing users matching data received</text:p>
          </table:table-cell>
        </table:table-row>
        <table:table-row>
          <table:table-cell table:style-name="Tabela1.A2" office:value-type="string">
            <text:p text:style-name="P13">url/admin</text:p>
          </table:table-cell>
          <table:table-cell table:style-name="Tabela1.B2" office:value-type="string">
            <text:p text:style-name="P13">Array of Objects containing admin info of all admins</text:p>
          </table:table-cell>
        </table:table-row>
        <table:table-row>
          <table:table-cell table:style-name="Tabela1.A2" office:value-type="string">
            <text:p text:style-name="P13">url/admin?key=value</text:p>
          </table:table-cell>
          <table:table-cell table:style-name="Tabela1.B2" office:value-type="string">
            <text:p text:style-name="P13">Array of Objects containing admins matching data received</text:p>
          </table:table-cell>
        </table:table-row>
      </table:table>
      <text:p text:style-name="P1"/>
      <table:table table:name="Tabela2" table:style-name="Tabela2">
        <table:table-column table:style-name="Tabela2.A" table:number-columns-repeated="2"/>
        <table:table-row>
          <table:table-cell table:style-name="Tabela2.A1" office:value-type="string">
            <text:p text:style-name="P17">Error<text:span text:style-name="T3">Code</text:span></text:p>
          </table:table-cell>
          <table:table-cell table:style-name="Tabela2.B1" office:value-type="string">
            <text:p text:style-name="P17">Cause</text:p>
          </table:table-cell>
        </table:table-row>
        <table:table-row>
          <table:table-cell table:style-name="Tabela2.A2" office:value-type="string">
            <text:p text:style-name="P13">CONNECTION_ERROR</text:p>
          </table:table-cell>
          <table:table-cell table:style-name="Tabela2.B2" office:value-type="string">
            <text:p text:style-name="P13">Error when connecting to database</text:p>
          </table:table-cell>
        </table:table-row>
        <table:table-row>
          <table:table-cell table:style-name="Tabela2.A2" office:value-type="string">
            <text:p text:style-name="P13">QUERY_ERROR</text:p>
          </table:table-cell>
          <table:table-cell table:style-name="Tabela2.B2" office:value-type="string">
            <text:p text:style-name="P13">Error when fetching results</text:p>
          </table:table-cell>
        </table:table-row>
      </table:table>
      <text:p text:style-name="P1"/>
      <text:h text:style-name="P28" text:outline-level="1"><text:span text:style-name="T4">POST REQUESTS</text:span></text:h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18">Request <text:span text:style-name="T5">URL</text:span></text:p>
          </table:table-cell>
          <table:table-cell table:style-name="Tabela4.A1" office:value-type="string">
            <text:p text:style-name="P20">Body</text:p>
          </table:table-cell>
          <table:table-cell table:style-name="Tabela4.C1" office:value-type="string">
            <text:p text:style-name="P18">Response</text:p>
          </table:table-cell>
        </table:table-row>
        <table:table-row>
          <table:table-cell table:style-name="Tabela4.A2" office:value-type="string">
            <text:p text:style-name="P14">url/user</text:p>
          </table:table-cell>
          <table:table-cell table:style-name="Tabela4.A2" office:value-type="string">
            <text:p text:style-name="P23">{</text:p>
            <text:p text:style-name="P23"><text:s text:c="3"/>“displayName”: “[value]”,</text:p>
            <text:p text:style-name="P23"><text:s text:c="3"/>“<text:span text:style-name="T6">name</text:span>”: “[value]”,</text:p>
            <text:p text:style-name="P23"><text:s text:c="3"/>“<text:span text:style-name="T6">email</text:span>”: “[value]”,</text:p>
            <text:p text:style-name="P23"><text:s text:c="3"/>“<text:span text:style-name="T6">password</text:span>”: “[value]”</text:p>
            <text:p text:style-name="P22">}</text:p>
          </table:table-cell>
          <table:table-cell table:style-name="Tabela4.C2" office:value-type="string">
            <text:p text:style-name="P14">Array <text:span text:style-name="T6">containing the Object with the information about the user ( id, displayName, name, email)</text:span></text:p>
          </table:table-cell>
        </table:table-row>
        <table:table-row>
          <table:table-cell table:style-name="Tabela4.A2" office:value-type="string">
            <text:p text:style-name="P14">url/admin</text:p>
          </table:table-cell>
          <table:table-cell table:style-name="Tabela4.A2" office:value-type="string">
            <text:p text:style-name="P23">{</text:p>
            <text:p text:style-name="P23"><text:s text:c="3"/>“displayName”: “[value]”,</text:p>
            <text:p text:style-name="P23"><text:s text:c="3"/>“<text:span text:style-name="T6">name</text:span>”: “[value]”,</text:p>
            <text:p text:style-name="P23"><text:s text:c="3"/>“<text:span text:style-name="T6">email</text:span>”: “[value]”,</text:p>
            <text:p text:style-name="P23"><text:s text:c="3"/>“<text:span text:style-name="T6">password</text:span>”: “[value]”,</text:p>
            <text:p text:style-name="P23"><text:s text:c="3"/>“<text:span text:style-name="T6">accessLevel</text:span>”: “<text:span text:style-name="T6">[value]</text:span>”</text:p>
            <text:p text:style-name="P23">}</text:p>
          </table:table-cell>
          <table:table-cell table:style-name="Tabela4.C2" office:value-type="string">
            <text:p text:style-name="P15">Array <text:span text:style-name="T6">containing the Object with the information about the admin ( id, displayName, name, email)</text:span></text:p>
          </table:table-cell>
        </table:table-row>
      </table:table>
      <text:p text:style-name="P8"/>
      <table:table table:name="Tabela3" table:style-name="Tabela3">
        <table:table-column table:style-name="Tabela3.A" table:number-columns-repeated="2"/>
        <table:table-row>
          <table:table-cell table:style-name="Tabela3.A1" office:value-type="string">
            <text:p text:style-name="P17">Error<text:span text:style-name="T3">Code</text:span></text:p>
          </table:table-cell>
          <table:table-cell table:style-name="Tabela3.B1" office:value-type="string">
            <text:p text:style-name="P17">Cause</text:p>
          </table:table-cell>
        </table:table-row>
        <table:table-row>
          <table:table-cell table:style-name="Tabela3.A2" office:value-type="string">
            <text:p text:style-name="P13">CONNECTION_ERROR</text:p>
          </table:table-cell>
          <table:table-cell table:style-name="Tabela3.B2" office:value-type="string">
            <text:p text:style-name="P13">Error when connecting to database</text:p>
          </table:table-cell>
        </table:table-row>
        <table:table-row>
          <table:table-cell table:style-name="Tabela3.A2" office:value-type="string">
            <text:p text:style-name="P13">QUERY_ERROR</text:p>
          </table:table-cell>
          <table:table-cell table:style-name="Tabela3.B2" office:value-type="string">
            <text:p text:style-name="P13">Error when fetching results</text:p>
          </table:table-cell>
        </table:table-row>
      </table:table>
      <text:p text:style-name="P2"/>
      <text:h text:style-name="P29" text:outline-level="1"/>
      <text:h text:style-name="P27" text:outline-level="1">PUT REQUESTS</text:h>
      <text:p text:style-name="P4"/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19">Request <text:span text:style-name="T5">URL</text:span></text:p>
          </table:table-cell>
          <table:table-cell table:style-name="Tabela5.A1" office:value-type="string">
            <text:p text:style-name="P21">Body</text:p>
          </table:table-cell>
          <table:table-cell table:style-name="Tabela5.C1" office:value-type="string">
            <text:p text:style-name="P19">Response</text:p>
          </table:table-cell>
        </table:table-row>
        <table:table-row>
          <table:table-cell table:style-name="Tabela5.A2" office:value-type="string">
            <text:p text:style-name="P15">url/user</text:p>
          </table:table-cell>
          <table:table-cell table:style-name="Tabela5.A2" office:value-type="string">
            <text:p text:style-name="P23">{</text:p>
            <text:p text:style-name="P24"><text:s text:c="3"/>“<text:span text:style-name="T7">identifier</text:span>”: <text:span text:style-name="T7">{</text:span></text:p>
            <text:p text:style-name="P24"><text:s text:c="6"/>“<text:span text:style-name="T7">[key]</text:span>”: “<text:span text:style-name="T7">[value]</text:span>”,</text:p>
            <text:p text:style-name="P24"><text:s text:c="6"/>“<text:span text:style-name="T7">[key]</text:span>”: “<text:span text:style-name="T7">[value]</text:span>”...</text:p>
            <text:p text:style-name="P24"><text:span text:style-name="T7"><text:s text:c="3"/>},</text:span></text:p>
            <text:p text:style-name="P24"><text:s text:c="3"/>“<text:span text:style-name="T7">password</text:span>”: “<text:span text:style-name="T7">[value]</text:span>”,</text:p>
            <text:p text:style-name="P24"><text:s text:c="3"/>“<text:span text:style-name="T7">update”: {</text:span></text:p>
            <text:p text:style-name="P24"><text:s text:c="6"/>“<text:span text:style-name="T7">[key]</text:span>”: “<text:span text:style-name="T7">[value]</text:span>”,</text:p>
            <text:p text:style-name="P24"><text:s text:c="6"/>“<text:span text:style-name="T7">[key]</text:span>”: “<text:span text:style-name="T7">[value]</text:span>”...</text:p>
            <text:p text:style-name="P24"><text:span text:style-name="T7"><text:s text:c="3"/>}</text:span></text:p>
            <text:p text:style-name="P23">}</text:p>
          </table:table-cell>
          <table:table-cell table:style-name="Tabela5.C2" office:value-type="string">
            <text:p text:style-name="P15">Array <text:span text:style-name="T6">containing the Object with the information about the user ( id, displayName, name, email)</text:span></text:p>
          </table:table-cell>
        </table:table-row>
        <table:table-row>
          <table:table-cell table:style-name="Tabela5.A2" office:value-type="string">
            <text:p text:style-name="P15">url/admin</text:p>
          </table:table-cell>
          <table:table-cell table:style-name="Tabela5.A2" office:value-type="string">
            <text:p text:style-name="P23">{</text:p>
            <text:p text:style-name="P24"><text:s text:c="3"/>“<text:span text:style-name="T7">identifier</text:span>”: <text:span text:style-name="T7">{</text:span></text:p>
            <text:p text:style-name="P24"><text:s text:c="6"/>“<text:span text:style-name="T7">[key]</text:span>”: “<text:span text:style-name="T7">[value]</text:span>”,</text:p>
            <text:p text:style-name="P24"><text:s text:c="6"/>“<text:span text:style-name="T7">[key]</text:span>”: “<text:span text:style-name="T7">[value]</text:span>”...</text:p>
            <text:p text:style-name="P24"><text:span text:style-name="T7"><text:s text:c="3"/>},</text:span></text:p>
            <text:p text:style-name="P24"><text:s text:c="3"/>“<text:span text:style-name="T7">password</text:span>”: “<text:span text:style-name="T7">[value]</text:span>”,</text:p>
            <text:p text:style-name="P24"><text:s text:c="3"/>“<text:span text:style-name="T7">update”: {</text:span></text:p>
            <text:p text:style-name="P24"><text:s text:c="6"/>“<text:span text:style-name="T7">[key]</text:span>”: “<text:span text:style-name="T7">[value]</text:span>”,</text:p>
            <text:p text:style-name="P24"><text:s text:c="6"/>“<text:span text:style-name="T7">[key]</text:span>”: “<text:span text:style-name="T7">[value]</text:span>”...</text:p>
            <text:p text:style-name="P24"><text:span text:style-name="T7"><text:s text:c="3"/>}</text:span></text:p>
            <text:p text:style-name="P23">}</text:p>
          </table:table-cell>
          <table:table-cell table:style-name="Tabela5.C2" office:value-type="string">
            <text:p text:style-name="P15">Array <text:span text:style-name="T6">containing the Object with the information about the user ( id, displayName, name, email)</text:span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/>
      <style:paragraph-properties fo:margin-left="1cm" fo:margin-right="1cm" fo:margin-top="0cm" fo:margin-bottom="0.247cm" loext:contextual-spacing="false" fo:line-height="115%" fo:text-indent="0cm" style:auto-text-indent="false" fo:background-color="transparen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style:font-name="Liberation Serif" fo:font-family="'Liberation Serif'" style:font-family-generic="roman" style:font-pitch="variable" fo:font-size="96pt" fo:font-weight="normal" style:font-size-asian="96pt" style:font-weight-asian="normal" style:font-size-complex="96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start" style:justify-single-word="false"/>
      <style:text-properties style:font-name="Liberation Serif" fo:font-family="'Liberation Serif'" style:font-family-generic="roman" style:font-pitch="variable" fo:font-size="18pt" officeooo:rsid="002426ed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2pt" fo:font-weight="bold" style:font-size-asian="10.5pt" style:font-weight-asian="bold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2pt" fo:font-weight="bold" style:font-size-asian="10.5pt" style:font-weight-asian="bold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6T17:13:43.593000000</meta:creation-date>
    <dc:date>2020-08-17T00:24:40.066000000</dc:date>
    <meta:editing-duration>PT1H35M36S</meta:editing-duration>
    <meta:editing-cycles>1</meta:editing-cycles>
    <meta:document-statistic meta:table-count="5" meta:image-count="0" meta:object-count="0" meta:page-count="3" meta:paragraph-count="78" meta:word-count="208" meta:character-count="1652" meta:non-whitespace-character-count="1417"/>
    <meta:generator>LibreOffice/6.2.4.2$Windows_X86_64 LibreOffice_project/2412653d852ce75f65fbfa83fb7e7b669a126d64</meta:generator>
  </office:meta>
</office:document-meta>
</file>